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5f85" officeooo:paragraph-rsid="00055f85" style:language-asian="ja" style:country-asian="JP"/>
    </style:style>
    <style:style style:name="P2" style:family="paragraph" style:parent-style-name="Standard">
      <style:text-properties officeooo:rsid="0004cec6" officeooo:paragraph-rsid="0004cec6" style:language-asian="ja" style:country-asian="JP"/>
    </style:style>
    <style:style style:name="P3" style:family="paragraph" style:parent-style-name="Standard">
      <style:text-properties officeooo:rsid="00076ba2" officeooo:paragraph-rsid="00076ba2" style:language-asian="ja" style:country-asian="JP"/>
    </style:style>
    <style:style style:name="P4" style:family="paragraph" style:parent-style-name="Standard">
      <style:text-properties officeooo:rsid="000a978a" officeooo:paragraph-rsid="000a978a" style:language-asian="ja" style:country-asian="JP"/>
    </style:style>
    <style:style style:name="P5" style:family="paragraph" style:parent-style-name="Standard">
      <style:text-properties officeooo:rsid="00150b29" officeooo:paragraph-rsid="00150b29" style:language-asian="ja" style:country-asian="JP"/>
    </style:style>
    <style:style style:name="P6" style:family="paragraph" style:parent-style-name="Standard">
      <style:text-properties officeooo:rsid="002c5238" officeooo:paragraph-rsid="002c5238" style:language-asian="ja" style:country-asian="JP"/>
    </style:style>
    <style:style style:name="P7" style:family="paragraph" style:parent-style-name="Standard">
      <style:text-properties officeooo:rsid="0038898f" officeooo:paragraph-rsid="0038898f" style:language-asian="ja" style:country-asian="JP"/>
    </style:style>
    <style:style style:name="P8" style:family="paragraph" style:parent-style-name="Standard">
      <style:text-properties officeooo:rsid="003d7c60" officeooo:paragraph-rsid="003f3f38" style:language-asian="ja" style:country-asian="JP"/>
    </style:style>
    <style:style style:name="P9" style:family="paragraph" style:parent-style-name="Standard">
      <style:text-properties officeooo:rsid="0043da2c" officeooo:paragraph-rsid="0043da2c" style:language-asian="ja" style:country-asian="JP"/>
    </style:style>
    <style:style style:name="P10" style:family="paragraph" style:parent-style-name="Standard">
      <style:text-properties officeooo:rsid="0011203a" officeooo:paragraph-rsid="0011203a" style:language-asian="ja" style:country-asian="JP"/>
    </style:style>
    <style:style style:name="P11" style:family="paragraph" style:parent-style-name="Standard">
      <style:text-properties officeooo:rsid="001d7de9" officeooo:paragraph-rsid="00454e0b" style:language-asian="ja" style:country-asian="JP"/>
    </style:style>
    <style:style style:name="P12" style:family="paragraph" style:parent-style-name="Standard">
      <style:text-properties officeooo:rsid="003f3f38" officeooo:paragraph-rsid="003f3f38" style:language-asian="ja" style:country-asian="JP"/>
    </style:style>
    <style:style style:name="P13" style:family="paragraph" style:parent-style-name="Standard">
      <style:text-properties officeooo:rsid="004fcf7c" officeooo:paragraph-rsid="004fcf7c" style:language-asian="ja" style:country-asian="JP"/>
    </style:style>
    <style:style style:name="P14" style:family="paragraph" style:parent-style-name="Standard" style:list-style-name="L1">
      <style:text-properties officeooo:rsid="003d7c60" officeooo:paragraph-rsid="003d7c60" style:language-asian="ja" style:country-asian="JP"/>
    </style:style>
    <style:style style:name="P15" style:family="paragraph" style:parent-style-name="Standard" style:list-style-name="L1">
      <style:text-properties officeooo:rsid="003f3f38" officeooo:paragraph-rsid="003f3f38" style:language-asian="ja" style:country-asian="JP"/>
    </style:style>
    <style:style style:name="P16" style:family="paragraph" style:parent-style-name="Standard" style:list-style-name="L1">
      <style:text-properties officeooo:rsid="00540a87" officeooo:paragraph-rsid="00540a87" style:language-asian="ja" style:country-asian="JP"/>
    </style:style>
    <style:style style:name="P17" style:family="paragraph" style:parent-style-name="Standard" style:list-style-name="L1">
      <style:text-properties officeooo:rsid="004907b3" officeooo:paragraph-rsid="005377b5" style:language-asian="ja" style:country-asian="JP"/>
    </style:style>
    <style:style style:name="P18" style:family="paragraph" style:parent-style-name="Standard" style:list-style-name="L1">
      <style:text-properties officeooo:rsid="004937a6" officeooo:paragraph-rsid="004937a6" style:language-asian="ja" style:country-asian="JP"/>
    </style:style>
    <style:style style:name="P19" style:family="paragraph" style:parent-style-name="Standard" style:list-style-name="L1">
      <style:text-properties officeooo:rsid="004e2eaf" officeooo:paragraph-rsid="004fcf7c" style:language-asian="ja" style:country-asian="JP"/>
    </style:style>
    <style:style style:name="P20" style:family="paragraph" style:parent-style-name="Standard" style:list-style-name="L1">
      <style:text-properties officeooo:rsid="004e534b" officeooo:paragraph-rsid="004e534b" style:language-asian="ja" style:country-asian="JP"/>
    </style:style>
    <style:style style:name="P21" style:family="paragraph" style:parent-style-name="Standard" style:list-style-name="L1">
      <style:text-properties officeooo:rsid="004fcf7c" officeooo:paragraph-rsid="004fcf7c" style:language-asian="ja" style:country-asian="JP"/>
    </style:style>
    <style:style style:name="P22" style:family="paragraph" style:parent-style-name="Standard" style:list-style-name="L1">
      <style:text-properties officeooo:rsid="0050ca55" officeooo:paragraph-rsid="0050ca55" style:language-asian="ja" style:country-asian="JP"/>
    </style:style>
    <style:style style:name="P23" style:family="paragraph" style:parent-style-name="Standard" style:list-style-name="L1">
      <style:text-properties officeooo:rsid="0050fd1c" officeooo:paragraph-rsid="0050fd1c" style:language-asian="ja" style:country-asian="JP"/>
    </style:style>
    <style:style style:name="P24" style:family="paragraph" style:parent-style-name="Standard" style:list-style-name="L1">
      <style:text-properties officeooo:rsid="0052707a" officeooo:paragraph-rsid="0052707a" style:language-asian="ja" style:country-asian="JP"/>
    </style:style>
    <style:style style:name="P25" style:family="paragraph" style:parent-style-name="Standard" style:list-style-name="L1">
      <style:text-properties officeooo:rsid="00529867" officeooo:paragraph-rsid="00529867" style:language-asian="ja" style:country-asian="JP"/>
    </style:style>
    <style:style style:name="P26" style:family="paragraph" style:parent-style-name="Standard" style:list-style-name="L1">
      <style:text-properties officeooo:rsid="00568b63" officeooo:paragraph-rsid="00568b63" style:language-asian="ja" style:country-asian="JP"/>
    </style:style>
    <style:style style:name="T1" style:family="text">
      <style:text-properties officeooo:rsid="0007d4a0"/>
    </style:style>
    <style:style style:name="T2" style:family="text">
      <style:text-properties officeooo:rsid="0009a8ca"/>
    </style:style>
    <style:style style:name="T3" style:family="text">
      <style:text-properties officeooo:rsid="000cedbc"/>
    </style:style>
    <style:style style:name="T4" style:family="text">
      <style:text-properties officeooo:rsid="000f7b9c"/>
    </style:style>
    <style:style style:name="T5" style:family="text">
      <style:text-properties officeooo:rsid="002deb89"/>
    </style:style>
    <style:style style:name="T6" style:family="text">
      <style:text-properties officeooo:rsid="00308e41"/>
    </style:style>
    <style:style style:name="T7" style:family="text">
      <style:text-properties officeooo:rsid="0030b2de"/>
    </style:style>
    <style:style style:name="T8" style:family="text">
      <style:text-properties officeooo:rsid="003f3f38"/>
    </style:style>
    <style:style style:name="T9" style:family="text">
      <style:text-properties officeooo:rsid="00408bd9"/>
    </style:style>
    <style:style style:name="T10" style:family="text">
      <style:text-properties officeooo:rsid="000e4f09"/>
    </style:style>
    <style:style style:name="T11" style:family="text">
      <style:text-properties officeooo:rsid="0049bb5f"/>
    </style:style>
    <style:style style:name="T12" style:family="text">
      <style:text-properties officeooo:rsid="0050ca55"/>
    </style:style>
    <style:style style:name="T13" style:family="text">
      <style:text-properties officeooo:rsid="0055d8f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diegoldmine.com <text:span text:style-name="T2">assets </text:span></text:p>
      <text:p text:style-name="P3">mixamo.com <text:span text:style-name="T1">for animations</text:span></text:p>
      <text:p text:style-name="P10">sketchfab.com for in-depth models</text:p>
      <text:p text:style-name="P11">sonniss for sound files, tv quality</text:p>
      <text:p text:style-name="P6">magicavoxel <text:span text:style-name="T6">github </text:span><text:span text:style-name="T5">for </text:span><text:span text:style-name="T7">voxel </text:span></text:p>
      <text:p text:style-name="P1">täglicher Progress auf Miro posten</text:p>
      <text:p text:style-name="P1">2 Personen <text:span text:style-name="T3">= x2 <text:s/></text:span><text:span text:style-name="T10">z.B.. A macht Environments, B macht Characters etc. </text:span></text:p>
      <text:p text:style-name="P4">consistent look, <text:span text:style-name="T4">was uns passt</text:span></text:p>
      <text:p text:style-name="P5">short story, concept</text:p>
      <text:p text:style-name="P9">1cm c4d = 1m unity</text:p>
      <text:p text:style-name="P7"/>
      <text:p text:style-name="P8"><text:span text:style-name="T8">Volleyball </text:span>Diorama</text:p>
      <text:list text:style-name="L1">
        <text:list-item>
          <text:p text:style-name="P14">field</text:p>
        </text:list-item>
        <text:list-item>
          <text:p text:style-name="P14">net</text:p>
        </text:list-item>
        <text:list-item>
          <text:p text:style-name="P14">overworld</text:p>
        </text:list-item>
        <text:list-item>
          <text:p text:style-name="P14">underworld</text:p>
        </text:list-item>
        <text:list-item>
          <text:p text:style-name="P14">score board</text:p>
        </text:list-item>
        <text:list-item>
          <text:p text:style-name="P14">characters <text:span text:style-name="T9">&amp; props</text:span></text:p>
        </text:list-item>
        <text:list-item>
          <text:p text:style-name="P14">animation switches field between worlds</text:p>
        </text:list-item>
        <text:list-item>
          <text:p text:style-name="P15">ball</text:p>
        </text:list-item>
        <text:list-item>
          <text:p text:style-name="P16">1/3 model, 1/3 textur, 1/3 unity <text:span text:style-name="T13">water foliage mini decorations particles, 40 40 20</text:span></text:p>
        </text:list-item>
      </text:list>
      <text:p text:style-name="P12"/>
      <text:list text:continue-numbering="true" text:style-name="L1">
        <text:list-item>
          <text:p text:style-name="P17">layer, draw on cinema, body painting <text:span text:style-name="T11">nur wenn man flache sachen hat zB minecraft</text:span></text:p>
        </text:list-item>
        <text:list-item>
          <text:p text:style-name="P18">alternative: substance painter</text:p>
        </text:list-item>
        <text:list-item>
          <text:p text:style-name="P19">double sided shader unity asset</text:p>
        </text:list-item>
      </text:list>
      <text:p text:style-name="P13">unity</text:p>
      <text:list text:continue-numbering="true" text:style-name="L1">
        <text:list-item>
          <text:p text:style-name="P20">ciconia studios – cs standard – bultin - lite – standard</text:p>
        </text:list-item>
        <text:list-item>
          <text:p text:style-name="P21"><text:span text:style-name="T12">add </text:span>component cloth</text:p>
        </text:list-item>
        <text:list-item>
          <text:p text:style-name="P22">cloth fbx in mesh reinziehen und material vom model</text:p>
        </text:list-item>
        <text:list-item>
          <text:p text:style-name="P23">external acceleration</text:p>
        </text:list-item>
        <text:list-item>
          <text:p text:style-name="P24">cloth constraint – brush radius .5 &amp; contraint size .5, select points to anchor</text:p>
        </text:list-item>
        <text:list-item>
          <text:p text:style-name="P25">sphere collider – drag material</text:p>
        </text:list-item>
        <text:list-item>
          <text:p text:style-name="P26">feld kleiner scalen wie in mario tennis</text:p>
        </text:list-item>
        <text:list-item>
          <text:p text:style-name="P26">bäume, silhouett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0:38:31.687000000</meta:creation-date>
    <dc:date>2023-11-16T13:22:20.951000000</dc:date>
    <meta:editing-duration>PT5H28M18S</meta:editing-duration>
    <meta:editing-cycles>6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32" meta:word-count="171" meta:character-count="998" meta:non-whitespace-character-count="870"/>
  </office:meta>
</office:document-meta>
</file>